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a41" officeooo:paragraph-rsid="00003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primary struggle with this project was understanding recursive functions. I do believe my understanding has much improved from the beginning. It was a hard project to attempt code but Ninja help made it obtainable. </text:p>
      <text:p text:style-name="P1"/>
      <text:p text:style-name="P1">The bug that eluded me for the longest was not putting pi in the sine and cosine functions. It manifested as boring art, which seemed to have many potential culprits. I traced the problem down to my interpreter function and eventually got it. It was basically that 5 why method, used loosely. I think the best thing to take away is checking smaller and small chunks until the problem is isol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9:29:49.920149224</meta:creation-date>
    <dc:date>2017-10-01T19:39:03.607094032</dc:date>
    <meta:editing-duration>P0D</meta:editing-duration>
    <meta:editing-cycles>1</meta:editing-cycles>
    <meta:document-statistic meta:table-count="0" meta:image-count="0" meta:object-count="0" meta:page-count="1" meta:paragraph-count="2" meta:word-count="106" meta:character-count="614" meta:non-whitespace-character-count="509"/>
    <meta:generator>LibreOffice/4.2.8.2$Linux_X86_64 LibreOffice_project/420m0$Build-2</meta:generator>
  </office:meta>
</office:document-meta>
</file>